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698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Struttura tabelle CODFISC v. 1.0</text:p>
      <text:p text:style-name="P3"/>
      <text:p text:style-name="P4">L'elenco delle città/stati fornite dall'Agenzia delle Entrate non ha alcun sistema di integrità referenziale.</text:p>
      <text:p text:style-name="P4">Anch'io non lo adotterò per facilitare gli aggiornamenti dal sito dell'Agenzia delle Entrate.</text:p>
      <text:p text:style-name="P4">Utilizzerò per il programma solo i primi quattro campi:</text:p>
      <text:p text:style-name="P4">NAZIONALE;CATASTALE;PROVINCIA;COMUNE</text:p>
      <text:p text:style-name="P4"/>
      <text:p text:style-name="P4">Il nome del database è db0</text:p>
      <text:p text:style-name="P4">L'utente che accede al database è <text:span text:style-name="T1">codfisc</text:span> con password <text:span text:style-name="T1">codfisc</text:span>.</text:p>
      <text:p text:style-name="P4">L'utente codfisc ha privilegi di SELECT sulle 2 tabelle.</text:p>
      <text:p text:style-name="P4"/>
      <text:p text:style-name="P4">L'esportazione dei dati avviene con un file .csv con separatore di campo “;” senza apici per indicare i campi testo</text:p>
      <text:p text:style-name="P4"/>
      <text:p text:style-name="P3"/>
      <text:p text:style-name="P4">La PK (Primary Key) è il campo NAZIONALE perché già univoco</text:p>
      <table:table table:name="Table1" table:style-name="Table1">
        <table:table-column table:style-name="Table1.A" table:number-columns-repeated="5"/>
        <table:table-column table:style-name="Table1.F"/>
        <table:table-header-rows>
          <table:table-row>
            <table:table-cell table:style-name="Table1.A1" office:value-type="string">
              <text:p text:style-name="Table_20_Heading">ITALIA</text:p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F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5">NAZIONALE</text:p>
          </table:table-cell>
          <table:table-cell table:style-name="Table1.A2" office:value-type="string">
            <text:p text:style-name="P5">CHAR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ATASTALE</text:p>
          </table:table-cell>
          <table:table-cell table:style-name="Table1.A2" office:value-type="string">
            <text:p text:style-name="P5">CHAR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PROVINCIA</text:p>
          </table:table-cell>
          <table:table-cell table:style-name="Table1.A2" office:value-type="string">
            <text:p text:style-name="P5">CHAR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OMUNE</text:p>
          </table:table-cell>
          <table:table-cell table:style-name="Table1.A2" office:value-type="string">
            <text:p text:style-name="P5">VC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</table:table>
      <text:p text:style-name="P4"/>
      <text:p text:style-name="P4">Come per ITALIA, ance ESTERO utilizza i primi 4 campi:</text:p>
      <text:p text:style-name="P4">CONTINENTE;SIGLA;DENOMINAZ;CODICE</text:p>
      <text:p text:style-name="P4"/>
      <table:table table:name="Table2" table:style-name="Table2">
        <table:table-column table:style-name="Table2.A" table:number-columns-repeated="5"/>
        <table:table-column table:style-name="Table2.F"/>
        <table:table-header-rows>
          <table:table-row>
            <table:table-cell table:style-name="Table2.A1" office:value-type="string">
              <text:p text:style-name="Table_20_Heading">ESTERO</text:p>
            </table:table-cell>
            <table:table-cell table:style-name="Table2.A1" office:value-type="string">
              <text:p text:style-name="Table_20_Heading"/>
            </table:table-cell>
            <table:table-cell table:style-name="Table2.A1" office:value-type="string">
              <text:p text:style-name="Table_20_Heading"/>
            </table:table-cell>
            <table:table-cell table:style-name="Table2.A1" office:value-type="string">
              <text:p text:style-name="Table_20_Heading"/>
            </table:table-cell>
            <table:table-cell table:style-name="Table2.A1" office:value-type="string">
              <text:p text:style-name="Table_20_Heading"/>
            </table:table-cell>
            <table:table-cell table:style-name="Table2.F1" office:value-type="string">
              <text:p text:style-name="Table_20_Heading"/>
            </table:table-cell>
          </table:table-row>
        </table:table-header-rows>
        <table:table-row>
          <table:table-cell table:style-name="Table2.A2" office:value-type="string">
            <text:p text:style-name="P5">CONTINENTE</text:p>
          </table:table-cell>
          <table:table-cell table:style-name="Table2.A2" office:value-type="string">
            <text:p text:style-name="P5">CHAR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IGLA</text:p>
          </table:table-cell>
          <table:table-cell table:style-name="Table2.A2" office:value-type="string">
            <text:p text:style-name="P5">VC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DENOMINAZ</text:p>
          </table:table-cell>
          <table:table-cell table:style-name="Table2.A2" office:value-type="string">
            <text:p text:style-name="P5">VC</text:p>
          </table:table-cell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ODICE</text:p>
          </table:table-cell>
          <table:table-cell table:style-name="Table2.A2" office:value-type="string">
            <text:p text:style-name="P5">CHAR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1-31T10:55:02</meta:creation-date>
    <dc:date>2006-03-15T15:45:33</dc:date>
    <meta:print-date>2006-03-15T15:44:11</meta:print-date>
    <dc:language>it-IT</dc:language>
    <meta:editing-cycles>14</meta:editing-cycles>
    <meta:editing-duration>PT2H15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39" meta:word-count="141" meta:character-count="843"/>
  </office:meta>
</office:document-meta>
</file>